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ter.addPackage( String pk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Filter.include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Filter.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t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ter.filterArray( List ite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Filter.setPackges( String [ ] p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